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9cd62" officeooo:paragraph-rsid="0009cd62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2236" officeooo:paragraph-rsid="00192236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3af6" officeooo:paragraph-rsid="00193af6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40e8" officeooo:paragraph-rsid="001940e8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d188e" officeooo:paragraph-rsid="001d188e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343ef" officeooo:paragraph-rsid="002343ef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2b3d" officeooo:paragraph-rsid="00242b3d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051e" officeooo:paragraph-rsid="0026051e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f4ac" officeooo:paragraph-rsid="0026f4ac" style:font-size-asian="12pt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26051e" officeooo:paragraph-rsid="0026051e" style:font-name-complex="Helvetica"/>
    </style:style>
    <style:style style:name="P23" style:family="paragraph" style:parent-style-name="Standard" style:list-style-name="L3">
      <style:paragraph-properties style:snap-to-layout-grid="false"/>
      <style:text-properties style:font-name="Helvetica" fo:font-size="12pt" fo:font-weight="bold" officeooo:rsid="0015a7d5" officeooo:paragraph-rsid="0027ae38" style:font-size-asian="12pt" style:font-weight-asian="bold" style:font-name-complex="Helvetica"/>
    </style:style>
    <style:style style:name="P24" style:family="paragraph" style:parent-style-name="Standard" style:list-style-name="L1">
      <style:paragraph-properties style:snap-to-layout-grid="false"/>
      <style:text-properties style:font-name="Helvetica" fo:font-size="12pt" fo:font-weight="bold" officeooo:rsid="00273938" officeooo:paragraph-rsid="00273938" style:font-size-asian="12pt" style:font-weight-asian="bold" style:font-name-complex="Helvetica"/>
    </style:style>
    <style:style style:name="P25" style:family="paragraph" style:parent-style-name="Standard" style:list-style-name="L2">
      <style:paragraph-properties style:snap-to-layout-grid="false"/>
      <style:text-properties style:font-name="Helvetica" fo:font-size="12pt" fo:font-weight="bold" officeooo:rsid="00273938" officeooo:paragraph-rsid="00273938" style:font-size-asian="12pt" style:font-weight-asian="bold" style:font-name-complex="Helvetica"/>
    </style:style>
    <style:style style:name="P26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7" style:family="paragraph" style:parent-style-name="Heading_20_1">
      <style:text-properties fo:font-weight="bold" style:font-weight-asian="bold"/>
    </style:style>
    <style:style style:name="P28" style:family="paragraph" style:parent-style-name="Heading_20_1">
      <style:paragraph-properties style:snap-to-layout-grid="false"/>
      <style:text-properties fo:font-weight="bold" style:font-weight-asian="bold"/>
    </style:style>
    <style:style style:name="P29" style:family="paragraph" style:parent-style-name="Heading_20_1">
      <style:text-properties style:font-name="Helvetica" style:font-name-complex="Helvetica"/>
    </style:style>
    <style:style style:name="P30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1" style:family="paragraph" style:parent-style-name="Heading_20_3">
      <style:paragraph-properties style:snap-to-layout-grid="false"/>
      <style:text-properties fo:font-weight="bold" style:font-weight-asian="bold"/>
    </style:style>
    <style:style style:name="P32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33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775a8"/>
    </style:style>
    <style:style style:name="T2" style:family="text">
      <style:text-properties officeooo:rsid="00192236"/>
    </style:style>
    <style:style style:name="T3" style:family="text">
      <style:text-properties officeooo:rsid="00193af6"/>
    </style:style>
    <style:style style:name="T4" style:family="text">
      <style:text-properties officeooo:rsid="001f9f9d"/>
    </style:style>
    <style:style style:name="T5" style:family="text">
      <style:text-properties officeooo:rsid="002343ef"/>
    </style:style>
    <style:style style:name="T6" style:family="text">
      <style:text-properties officeooo:rsid="0026f4ac"/>
    </style:style>
    <style:style style:name="T7" style:family="text">
      <style:text-properties officeooo:rsid="0027ae38"/>
    </style:style>
    <style:style style:name="T8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6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8" text:outline-level="1"/>
          </table:table-cell>
          <table:table-cell table:style-name="Table1.A2" table:number-columns-spanned="2" office:value-type="string">
            <text:h text:style-name="P3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7" text:outline-level="1">Project</text:h>
          </table:table-cell>
          <table:table-cell table:style-name="Table1.A3" table:number-columns-spanned="3" office:value-type="string">
            <text:h text:style-name="P3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7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1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230956151196287158" text:style-name="L1">
              <text:list-item>
                <text:p text:style-name="P24">Met The customer</text:p>
              </text:list-item>
              <text:list-item>
                <text:p text:style-name="P24">Met the supervisors</text:p>
              </text:list-item>
              <text:list-item>
                <text:p text:style-name="P24">Group Meetings</text:p>
              </text:list-item>
              <text:list-item>
                <text:p text:style-name="P24">Updated Issues on the Repository</text:p>
              </text:list-item>
              <text:list-item>
                <text:p text:style-name="P24">Managing Meeting with Dzana</text:p>
              </text:list-item>
              <text:list-item>
                <text:p text:style-name="P24">Customer Meeting Summary with the final requests</text:p>
              </text:list-item>
              <text:list-item>
                <text:p text:style-name="P24">Alpha Prototype Presentation</text:p>
              </text:list-item>
              <text:list-item>
                <text:p text:style-name="P24">Work on math eng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1740356182181624181" text:style-name="L3">
              <text:list-item>
                <text:p text:style-name="P23"><text:span text:style-name="T7">Understand the requirements of the customers</text:span></text:p>
              </text:list-item>
              <text:list-item>
                <text:p text:style-name="P23"><text:span text:style-name="T7">Try to make that requirements understandable for the others</text:span>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1519096345488684464" text:style-name="L2">
              <text:list-item>
                <text:p text:style-name="P25">Finalize Math Engine</text:p>
              </text:list-item>
              <text:list-item>
                <text:p text:style-name="P25">Finalize Calculation Controller</text:p>
              </text:list-item>
              <text:list-item>
                <text:p text:style-name="P25">Help to finalize Requirements Document</text:p>
              </text:list-item>
              <text:list-item>
                <text:p text:style-name="P25">Help to finalize Design Document</text:p>
              </text:list-item>
              <text:list-item>
                <text:p text:style-name="P25">Start working on beta prototype</text:p>
              </text:list-item>
              <text:list-item>
                <text:p text:style-name="P25">Status Report presentation</text:p>
              </text:list-item>
              <text:list-item>
                <text:p text:style-name="P25">Improve the testing part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3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9" text:outline-level="1">Monday</text:h>
          </table:table-cell>
          <table:table-cell table:style-name="Table4.A2" office:value-type="string">
            <text:p text:style-name="P13">7</text:p>
          </table:table-cell>
          <table:table-cell table:style-name="Table4.A2" office:value-type="string">
            <text:p text:style-name="P11">Updating issues on repository (1), Summary Week Report (2<text:span text:style-name="T1">), Group Meeting (1), </text:span><text:span text:style-name="T2">Math Engine Fix (3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4">5</text:p>
          </table:table-cell>
          <table:table-cell table:style-name="Table4.A2" office:value-type="string">
            <text:p text:style-name="P13">Meeting with Customer (2,5), Customer Meeting Summary (1), Chat Meeting With Supervisor (0,5), <text:span text:style-name="T3">Managing Meeting (1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5">3</text:p>
          </table:table-cell>
          <table:table-cell table:style-name="Table4.A2" office:value-type="string">
            <text:p text:style-name="P15">Meeting with Supervisors (2), Feedback for Presentation (1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7">8</text:p>
          </table:table-cell>
          <table:table-cell table:style-name="Table4.A2" office:value-type="string">
            <text:p text:style-name="P16">Class Lecture (2), Meeting with Customer (2), Meeting Agenda and Talk with supervisor (0,5), <text:span text:style-name="T4">Group Meeting (1), </text:span><text:span text:style-name="T5">Customer Meeting Summary (2), Help Lorenzo on thinking on the DB (0,5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Updated Tasks and Issues on Github (1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20">1</text:p>
          </table:table-cell>
          <table:table-cell table:style-name="Table4.A10" office:value-type="string">
            <text:p text:style-name="P19">Week Report (1)</text:p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2">2<text:span text:style-name="T6">5</text:span></text:p>
          </table:table-cell>
          <table:table-cell table:style-name="Table4.A11" office:value-type="string">
            <text:p text:style-name="P21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2T14:20:40.35</dc:date>
    <meta:print-date>1998-10-09T11:53:00</meta:print-date>
    <meta:editing-cycles>36</meta:editing-cycles>
    <meta:editing-duration>PT16M7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55" meta:word-count="213" meta:character-count="1264" meta:non-whitespace-character-count="1123"/>
  </office:meta>
</office:document-meta>
</file>